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7"/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02993841414726583" text:style-name="L1">
        <text:list-item>
          <text:p text:style-name="P1"><text:span text:style-name="Strong_20_Emphasis">Features</text:span>: </text:p>
        </text:list-item>
      </text:list>
      <text:list xml:id="list41580357438491173" text:style-name="L2">
        <text:list-item>
          <text:p text:style-name="P6"><text:span text:style-name="Strong_20_Emphasis">User login</text:span>: Users will be able to create accounts and log in to the application. Each user will have a profile page. </text:p>
        </text:list-item>
        <text:list-item>
          <text:p text:style-name="P6"><text:span text:style-name="Strong_20_Emphasis">Search</text:span>: Users will be able to search for Therapists based on healthcare and specialty. <text:s/></text:p>
        </text:list-item>
        <text:list-item>
          <text:p text:style-name="P2"><text:span text:style-name="Strong_20_Emphasis">Create Review</text:span>: Users will be able to create review posts when logged in. New posts will appear in the user’s profile. <text:s/>Optional for anonymous. </text:p>
        </text:list-item>
      </text:list>
      <text:list xml:id="list7943012109725311320" text:style-name="L3">
        <text:list-item>
          <text:p text:style-name="P3"><text:span text:style-name="Strong_20_Emphasis">Technologies</text:span>: What languages and technologies will you use to build your application? For example, for the <text:span text:style-name="Citation">coding-events</text:span> application from Unit 2 - Java, the technologies would be:</text:p>
        </text:list-item>
      </text:list>
      <text:list xml:id="list8161889856373265401" text:style-name="L4">
        <text:list-item>
          <text:p text:style-name="P7">Java </text:p>
        </text:list-item>
        <text:list-item>
          <text:p text:style-name="P7">Spring Boot </text:p>
        </text:list-item>
        <text:list-item>
          <text:p text:style-name="P7">MySQL </text:p>
        </text:list-item>
        <text:list-item>
          <text:p text:style-name="P7">Hibernate </text:p>
        </text:list-item>
        <text:list-item>
          <text:p text:style-name="P4">Thymeleaf templates </text:p>
        </text:list-item>
      </text:list>
      <text:list xml:id="list6157793905173239929" text:style-name="L5">
        <text:list-item>
          <text:p text:style-name="P8"><text:span text:style-name="Strong_20_Emphasis">What you’ll have to learn</text:span>: API searching and integration. </text:p>
        </text:list-item>
      </text:list>
      <text:list xml:id="list20494296494803825" text:style-name="L6">
        <text:list-item>
          <text:p text:style-name="P9"><text:span text:style-name="Strong_20_Emphasis">Project Tracker</text:span>: Link to your Trello board here. https://trello.com/b/5wX2uRpU/chris-bs-squad</text:p>
        </text:list-item>
      </text:list>
      <text:list xml:id="list1173161080568642163" text:style-name="L7">
        <text:list-item>
          <text:p text:style-name="P5"><text:span text:style-name="Strong_20_Emphasis">Enable GitHub Issues</text:span>: If you haven’t already enabled <text:a xlink:type="simple" xlink:href="https://education.launchcode.org/liftoff/modules/git/github-issues.html#github-issues" text:style-name="Internet_20_link" text:visited-style-name="Visited_20_Internet_20_Link">GitHub Issues</text:a> do so before submitting this assignment. If you haven’t enabled GitHub Issues yet your mentor will not be able to give you feedback on your project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29T17:52:37.24</meta:creation-date>
    <dc:date>2021-04-29T17:57:18.55</dc:date>
    <meta:editing-duration>PT4M4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3" meta:word-count="162" meta:character-count="969"/>
  </office:meta>
</office:document-meta>
</file>